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8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Pruebas Sugerido</text:p>
      <text:p text:style-name="Standard"/>
      <text:p text:style-name="Standard"/>
      <text:p text:style-name="Standard"><text:s text:c="2"/>1. Probar la Gestión de Stock (Componente `Stock`)</text:p>
      <text:p text:style-name="Standard"><text:s text:c="3"/>* Prueba 1.1 (Crear Producto Pesable):</text:p>
      <text:p text:style-name="Standard"><text:s text:c="7"/>* Ve a la sección de "Stock".</text:p>
      <text:p text:style-name="Standard"><text:s text:c="7"/>* Crea un nuevo producto (ej. "Queso Gouda").</text:p>
      <text:p text:style-name="Standard"><text:s text:c="7"/>* Asegúrate de que el nuevo campo "Tipo de Venta" aparezca.</text:p>
      <text:p text:style-name="Standard"><text:s text:c="7"/>* Selecciona "Pesable" y como unidad "Kilogramo".</text:p>
      <text:p text:style-name="Standard"><text:s text:c="7"/>* Guarda el producto.</text:p>
      <text:p text:style-name="Standard"><text:s text:c="7"/>* Verifica que en la tabla de stock, el nuevo producto aparezca con "pesable" en</text:p>
      <text:p text:style-name="Standard"><text:s text:c="9"/>la columna "Tipo Venta".</text:p>
      <text:p text:style-name="Standard"><text:s text:c="3"/>* Prueba 1.2 (Editar Producto Existente):</text:p>
      <text:p text:style-name="Standard"><text:s text:c="7"/>* Edita un producto que ya existía (ej. "Pan").</text:p>
      <text:p text:style-name="Standard"><text:s text:c="7"/>* Cámbiale el "Tipo de Venta" a "Pesable".</text:p>
      <text:p text:style-name="Standard"><text:s text:c="7"/>* Guarda y verifica que el cambio se refleje en la tabla.</text:p>
      <text:p text:style-name="Standard"/>
      <text:p text:style-name="Standard"/>
      <text:p text:style-name="Standard"><text:s text:c="2"/>2. Probar el Flujo de Venta (Componente `Ventas`)</text:p>
      <text:p text:style-name="Standard"><text:s text:c="3"/>* Prueba 2.1 (Venta de Producto Unitario):</text:p>
      <text:p text:style-name="Standard"><text:s text:c="7"/>* Ve a la sección de "Ventas".</text:p>
      <text:p text:style-name="Standard"><text:s text:c="7"/>* Escanea o selecciona un producto unitario (ej. "Gaseosa").</text:p>
      <text:p text:style-name="Standard"><text:s text:c="7"/>* Resultado Esperado: El producto debe agregarse directamente al carrito con</text:p>
      <text:p text:style-name="Standard"><text:s text:c="9"/>cantidad 1, como lo hacía antes.</text:p>
      <text:p text:style-name="Standard"><text:s text:c="3"/>* Prueba 2.2 (Venta de Producto Pesable):</text:p>
      <text:p text:style-name="Standard"><text:s text:c="7"/>* Escanea o selecciona el producto pesable que creaste o editaste (ej. "Queso</text:p>
      <text:p text:style-name="Standard"><text:s text:c="9"/>Gouda").</text:p>
      <text:p text:style-name="Standard"><text:s text:c="7"/>* Resultado Esperado: No debe agregarse al carrito. En su lugar, debe aparecer el</text:p>
      <text:p text:style-name="Standard"><text:s text:c="9"/>nuevo modal pidiéndote que ingreses el peso.</text:p>
      <text:p text:style-name="Standard"><text:s text:c="3"/>* Prueba 2.3 (Funcionalidad del Modal Pesable):</text:p>
      <text:p text:style-name="Standard"><text:s text:c="7"/>* Con el modal abierto, ingresa un peso (ej. 0.350). <text:tab/></text:p>
      <text:p text:style-name="Standard"><text:s text:c="7"/>* Verifica que el precio total se calcule y muestre en tiempo real dentro del</text:p>
      <text:p text:style-name="Standard"><text:s text:c="9"/>modal.</text:p>
      <text:p text:style-name="Standard"><text:s text:c="7"/>* Haz clic en "Agregar".</text:p>
      <text:p text:style-name="Standard"><text:s text:c="7"/>* Resultado Esperado: El modal se cierra y el producto se añade al carrito con la</text:p>
      <text:p text:style-name="Standard"><text:s text:c="9"/>cantidad 0.350 y el precio total correcto.</text:p>
      <text:p text:style-name="Standard"/>
      <text:p text:style-name="Standard"/>
      <text:p text:style-name="Standard"><text:s text:c="2"/>3. Probar las Validaciones del Backend</text:p>
      <text:p text:style-name="Standard"><text:s text:c="3"/>* Prueba 3.1 (Stock Insuficiente):</text:p>
      <text:p text:style-name="Standard"><text:s text:c="7"/>* Intenta vender una cantidad de un producto (unitario o pesable) mayor a la que</text:p>
      <text:p text:style-name="Standard"><text:s text:c="9"/>tienes en stock.</text:p>
      <text:p text:style-name="Standard"><text:s text:c="7"/>* Resultado Esperado: La venta debe fallar y la aplicación debe mostrar un error</text:p>
      <text:p text:style-name="Standard"><text:s text:c="9"/>claro de "Stock insuficiente".</text:p>
      <text:p text:style-name="Standard"><text:s text:c="3"/>* Prueba 3.2 (Decimal en Producto Unitario):</text:p>
      <text:p text:style-name="Standard"><text:s text:c="7"/>* (Esto es más difícil de probar directamente desde la UI ahora, pero es una</text:p>
      <text:p text:style-name="Standard"><text:s text:c="9"/>prueba de robustez). Si de alguna manera se intentara enviar una venta de un</text:p>
      <text:p text:style-name="Standard"><text:s text:c="9"/>producto unitario con cantidad 1.5, el backend debería rechazarla con un error.</text:p>
      <text:p text:style-name="Standard"><text:s text:c="9"/>La validación que pusimos previene esto a nivel de AP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14:56:14.436985393</meta:creation-date>
    <dc:date>2025-07-26T17:38:46.902334936</dc:date>
    <meta:editing-duration>PT43M39S</meta:editing-duration>
    <meta:editing-cycles>1</meta:editing-cycles>
    <meta:document-statistic meta:table-count="0" meta:image-count="0" meta:object-count="0" meta:page-count="1" meta:paragraph-count="43" meta:word-count="365" meta:character-count="2358" meta:non-whitespace-character-count="1761"/>
    <meta:generator>LibreOffice/25.2.5.2$Linux_X86_64 LibreOffice_project/03d19516eb2e1dd5d4ccd751a0d6f35f35e08022</meta:generator>
  </office:meta>
</office:document-meta>
</file>